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2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3">
      <style:table-cell-properties fo:background-color="#c2e0a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2e0a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16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4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116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4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07.58mm" svg:height="134.08mm" svg:x="219.95mm" svg:y="14.98mm">
            <draw:object draw:notify-on-update-of-ranges="Hoja1.B1:Hoja1.I1 Hoja1.B32:Hoja1.I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ce5"/>
        <table:table-column table:style-name="co1" table:number-columns-repeated="72" table:default-cell-style-name="ce11"/>
        <table:table-column table:style-name="co1" table:number-columns-repeated="943" table:default-cell-style-name="ce5"/>
        <table:table-row table:style-name="ro1">
          <table:table-cell table:style-name="ce12" office:value-type="string" calcext:value-type="string">
            <text:p>Nº ejecució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28" calcext:value-type="float">
            <text:p>128</text:p>
          </table:table-cell>
          <table:table-cell table:number-columns-repeated="72"/>
          <table:table-cell table:style-name="ce1" table:number-columns-repeated="94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8" office:value-type="float" office:value="0.957102" calcext:value-type="float">
            <text:p>0,9571020</text:p>
          </table:table-cell>
          <table:table-cell table:style-name="ce20" office:value-type="float" office:value="0.695804" calcext:value-type="float">
            <text:p>0,6958040</text:p>
          </table:table-cell>
          <table:table-cell table:style-name="ce20" office:value-type="float" office:value="0.298622" calcext:value-type="float">
            <text:p>0,2986220</text:p>
          </table:table-cell>
          <table:table-cell table:style-name="ce18" office:value-type="float" office:value="0.129755" calcext:value-type="float">
            <text:p>0,1297550</text:p>
          </table:table-cell>
          <table:table-cell table:style-name="ce18" office:value-type="float" office:value="0.098318" calcext:value-type="float">
            <text:p>0,0983180</text:p>
          </table:table-cell>
          <table:table-cell table:style-name="ce18" office:value-type="float" office:value="0.112309" calcext:value-type="float">
            <text:p>0,1123090</text:p>
          </table:table-cell>
          <table:table-cell table:style-name="ce20" office:value-type="float" office:value="0.127139" calcext:value-type="float">
            <text:p>0,1271390</text:p>
          </table:table-cell>
          <table:table-cell table:style-name="ce20" office:value-type="float" office:value="0.146841" calcext:value-type="float">
            <text:p>0,1468410</text:p>
          </table:table-cell>
          <table:table-cell table:number-columns-repeated="1015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8" office:value-type="float" office:value="0.950838" calcext:value-type="float">
            <text:p>0,9508380</text:p>
          </table:table-cell>
          <table:table-cell table:style-name="ce20" office:value-type="float" office:value="0.501563" calcext:value-type="float">
            <text:p>0,5015630</text:p>
          </table:table-cell>
          <table:table-cell table:style-name="ce20" office:value-type="float" office:value="0.304204" calcext:value-type="float">
            <text:p>0,3042040</text:p>
          </table:table-cell>
          <table:table-cell table:style-name="ce18" office:value-type="float" office:value="0.130682" calcext:value-type="float">
            <text:p>0,1306820</text:p>
          </table:table-cell>
          <table:table-cell table:style-name="ce18" office:value-type="float" office:value="0.095079" calcext:value-type="float">
            <text:p>0,0950790</text:p>
          </table:table-cell>
          <table:table-cell table:style-name="ce18" office:value-type="float" office:value="0.113121" calcext:value-type="float">
            <text:p>0,1131210</text:p>
          </table:table-cell>
          <table:table-cell table:style-name="ce20" office:value-type="float" office:value="0.159163" calcext:value-type="float">
            <text:p>0,1591630</text:p>
          </table:table-cell>
          <table:table-cell table:style-name="ce20" office:value-type="float" office:value="0.153244" calcext:value-type="float">
            <text:p>0,1532440</text:p>
          </table:table-cell>
          <table:table-cell table:number-columns-repeated="1015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8" office:value-type="float" office:value="0.950615" calcext:value-type="float">
            <text:p>0,9506150</text:p>
          </table:table-cell>
          <table:table-cell table:style-name="ce20" office:value-type="float" office:value="0.529429" calcext:value-type="float">
            <text:p>0,5294290</text:p>
          </table:table-cell>
          <table:table-cell table:style-name="ce20" office:value-type="float" office:value="0.298752" calcext:value-type="float">
            <text:p>0,2987520</text:p>
          </table:table-cell>
          <table:table-cell table:style-name="ce18" office:value-type="float" office:value="0.172948" calcext:value-type="float">
            <text:p>0,1729480</text:p>
          </table:table-cell>
          <table:table-cell table:style-name="ce18" office:value-type="float" office:value="0.095041" calcext:value-type="float">
            <text:p>0,0950410</text:p>
          </table:table-cell>
          <table:table-cell table:style-name="ce18" office:value-type="float" office:value="0.113806" calcext:value-type="float">
            <text:p>0,1138060</text:p>
          </table:table-cell>
          <table:table-cell table:style-name="ce20" office:value-type="float" office:value="0.160996" calcext:value-type="float">
            <text:p>0,1609960</text:p>
          </table:table-cell>
          <table:table-cell table:style-name="ce20" office:value-type="float" office:value="0.134186" calcext:value-type="float">
            <text:p>0,1341860</text:p>
          </table:table-cell>
          <table:table-cell table:number-columns-repeated="1015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8" office:value-type="float" office:value="0.938726" calcext:value-type="float">
            <text:p>0,9387260</text:p>
          </table:table-cell>
          <table:table-cell table:style-name="ce20" office:value-type="float" office:value="0.523331" calcext:value-type="float">
            <text:p>0,5233310</text:p>
          </table:table-cell>
          <table:table-cell table:style-name="ce20" office:value-type="float" office:value="0.281357" calcext:value-type="float">
            <text:p>0,2813570</text:p>
          </table:table-cell>
          <table:table-cell table:style-name="ce18" office:value-type="float" office:value="0.146888" calcext:value-type="float">
            <text:p>0,1468880</text:p>
          </table:table-cell>
          <table:table-cell table:style-name="ce18" office:value-type="float" office:value="0.096724" calcext:value-type="float">
            <text:p>0,0967240</text:p>
          </table:table-cell>
          <table:table-cell table:style-name="ce18" office:value-type="float" office:value="0.114946" calcext:value-type="float">
            <text:p>0,1149460</text:p>
          </table:table-cell>
          <table:table-cell table:style-name="ce20" office:value-type="float" office:value="0.150492" calcext:value-type="float">
            <text:p>0,1504920</text:p>
          </table:table-cell>
          <table:table-cell table:style-name="ce20" office:value-type="float" office:value="0.137025" calcext:value-type="float">
            <text:p>0,1370250</text:p>
          </table:table-cell>
          <table:table-cell table:number-columns-repeated="1015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8" office:value-type="float" office:value="0.942915" calcext:value-type="float">
            <text:p>0,9429150</text:p>
          </table:table-cell>
          <table:table-cell table:style-name="ce20" office:value-type="float" office:value="0.520863" calcext:value-type="float">
            <text:p>0,5208630</text:p>
          </table:table-cell>
          <table:table-cell table:style-name="ce20" office:value-type="float" office:value="0.286693" calcext:value-type="float">
            <text:p>0,2866930</text:p>
          </table:table-cell>
          <table:table-cell table:style-name="ce18" office:value-type="float" office:value="0.130867" calcext:value-type="float">
            <text:p>0,1308670</text:p>
          </table:table-cell>
          <table:table-cell table:style-name="ce18" office:value-type="float" office:value="0.095057" calcext:value-type="float">
            <text:p>0,0950570</text:p>
          </table:table-cell>
          <table:table-cell table:style-name="ce18" office:value-type="float" office:value="0.11342" calcext:value-type="float">
            <text:p>0,1134200</text:p>
          </table:table-cell>
          <table:table-cell table:style-name="ce20" office:value-type="float" office:value="0.128976" calcext:value-type="float">
            <text:p>0,1289760</text:p>
          </table:table-cell>
          <table:table-cell table:style-name="ce20" office:value-type="float" office:value="0.137034" calcext:value-type="float">
            <text:p>0,1370340</text:p>
          </table:table-cell>
          <table:table-cell table:number-columns-repeated="1015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8" office:value-type="float" office:value="0.955162" calcext:value-type="float">
            <text:p>0,9551620</text:p>
          </table:table-cell>
          <table:table-cell table:style-name="ce20" office:value-type="float" office:value="1.049146" calcext:value-type="float">
            <text:p>1,0491460</text:p>
          </table:table-cell>
          <table:table-cell table:style-name="ce20" office:value-type="float" office:value="0.294667" calcext:value-type="float">
            <text:p>0,2946670</text:p>
          </table:table-cell>
          <table:table-cell table:style-name="ce18" office:value-type="float" office:value="0.130165" calcext:value-type="float">
            <text:p>0,1301650</text:p>
          </table:table-cell>
          <table:table-cell table:style-name="ce18" office:value-type="float" office:value="0.091965" calcext:value-type="float">
            <text:p>0,0919650</text:p>
          </table:table-cell>
          <table:table-cell table:style-name="ce18" office:value-type="float" office:value="0.112859" calcext:value-type="float">
            <text:p>0,1128590</text:p>
          </table:table-cell>
          <table:table-cell table:style-name="ce20" office:value-type="float" office:value="0.149688" calcext:value-type="float">
            <text:p>0,1496880</text:p>
          </table:table-cell>
          <table:table-cell table:style-name="ce20" office:value-type="float" office:value="0.249748" calcext:value-type="float">
            <text:p>0,2497480</text:p>
          </table:table-cell>
          <table:table-cell table:number-columns-repeated="1015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8" office:value-type="float" office:value="0.948504" calcext:value-type="float">
            <text:p>0,9485040</text:p>
          </table:table-cell>
          <table:table-cell table:style-name="ce20" office:value-type="float" office:value="1.054123" calcext:value-type="float">
            <text:p>1,0541230</text:p>
          </table:table-cell>
          <table:table-cell table:style-name="ce20" office:value-type="float" office:value="0.267387" calcext:value-type="float">
            <text:p>0,2673870</text:p>
          </table:table-cell>
          <table:table-cell table:style-name="ce18" office:value-type="float" office:value="0.130707" calcext:value-type="float">
            <text:p>0,1307070</text:p>
          </table:table-cell>
          <table:table-cell table:style-name="ce18" office:value-type="float" office:value="0.095413" calcext:value-type="float">
            <text:p>0,0954130</text:p>
          </table:table-cell>
          <table:table-cell table:style-name="ce18" office:value-type="float" office:value="0.115564" calcext:value-type="float">
            <text:p>0,1155640</text:p>
          </table:table-cell>
          <table:table-cell table:style-name="ce20" office:value-type="float" office:value="0.159353" calcext:value-type="float">
            <text:p>0,1593530</text:p>
          </table:table-cell>
          <table:table-cell table:style-name="ce20" office:value-type="float" office:value="0.173303" calcext:value-type="float">
            <text:p>0,1733030</text:p>
          </table:table-cell>
          <table:table-cell table:number-columns-repeated="1015"/>
        </table:table-row>
        <table:table-row table:style-name="ro2">
          <table:table-cell table:style-name="ce13" office:value-type="float" office:value="8" calcext:value-type="float">
            <text:p>8</text:p>
          </table:table-cell>
          <table:table-cell table:style-name="ce18" office:value-type="float" office:value="0.947164" calcext:value-type="float">
            <text:p>0,9471640</text:p>
          </table:table-cell>
          <table:table-cell table:style-name="ce20" office:value-type="float" office:value="0.492121" calcext:value-type="float">
            <text:p>0,4921210</text:p>
          </table:table-cell>
          <table:table-cell table:style-name="ce20" office:value-type="float" office:value="0.293673" calcext:value-type="float">
            <text:p>0,2936730</text:p>
          </table:table-cell>
          <table:table-cell table:style-name="ce18" office:value-type="float" office:value="0.129841" calcext:value-type="float">
            <text:p>0,1298410</text:p>
          </table:table-cell>
          <table:table-cell table:style-name="ce18" office:value-type="float" office:value="0.089432" calcext:value-type="float">
            <text:p>0,0894320</text:p>
          </table:table-cell>
          <table:table-cell table:style-name="ce18" office:value-type="float" office:value="0.113879" calcext:value-type="float">
            <text:p>0,1138790</text:p>
          </table:table-cell>
          <table:table-cell table:style-name="ce20" office:value-type="float" office:value="0.127507" calcext:value-type="float">
            <text:p>0,1275070</text:p>
          </table:table-cell>
          <table:table-cell table:style-name="ce20" office:value-type="float" office:value="0.154872" calcext:value-type="float">
            <text:p>0,1548720</text:p>
          </table:table-cell>
          <table:table-cell table:number-columns-repeated="1015"/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table:style-name="ce18" office:value-type="float" office:value="0.947505" calcext:value-type="float">
            <text:p>0,9475050</text:p>
          </table:table-cell>
          <table:table-cell table:style-name="ce20" office:value-type="float" office:value="1.062136" calcext:value-type="float">
            <text:p>1,0621360</text:p>
          </table:table-cell>
          <table:table-cell table:style-name="ce20" office:value-type="float" office:value="0.281924" calcext:value-type="float">
            <text:p>0,2819240</text:p>
          </table:table-cell>
          <table:table-cell table:style-name="ce18" office:value-type="float" office:value="0.131621" calcext:value-type="float">
            <text:p>0,1316210</text:p>
          </table:table-cell>
          <table:table-cell table:style-name="ce18" office:value-type="float" office:value="0.090936" calcext:value-type="float">
            <text:p>0,0909360</text:p>
          </table:table-cell>
          <table:table-cell table:style-name="ce18" office:value-type="float" office:value="0.113453" calcext:value-type="float">
            <text:p>0,1134530</text:p>
          </table:table-cell>
          <table:table-cell table:style-name="ce20" office:value-type="float" office:value="0.144213" calcext:value-type="float">
            <text:p>0,1442130</text:p>
          </table:table-cell>
          <table:table-cell table:style-name="ce20" office:value-type="float" office:value="0.125367" calcext:value-type="float">
            <text:p>0,1253670</text:p>
          </table:table-cell>
          <table:table-cell table:number-columns-repeated="1015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style-name="ce18" office:value-type="float" office:value="0.944335" calcext:value-type="float">
            <text:p>0,9443350</text:p>
          </table:table-cell>
          <table:table-cell table:style-name="ce20" office:value-type="float" office:value="1.058089" calcext:value-type="float">
            <text:p>1,0580890</text:p>
          </table:table-cell>
          <table:table-cell table:style-name="ce20" office:value-type="float" office:value="0.287386" calcext:value-type="float">
            <text:p>0,2873860</text:p>
          </table:table-cell>
          <table:table-cell table:style-name="ce18" office:value-type="float" office:value="0.12974" calcext:value-type="float">
            <text:p>0,1297400</text:p>
          </table:table-cell>
          <table:table-cell table:style-name="ce18" office:value-type="float" office:value="0.090026" calcext:value-type="float">
            <text:p>0,0900260</text:p>
          </table:table-cell>
          <table:table-cell table:style-name="ce18" office:value-type="float" office:value="0.11272" calcext:value-type="float">
            <text:p>0,1127200</text:p>
          </table:table-cell>
          <table:table-cell table:style-name="ce20" office:value-type="float" office:value="0.124988" calcext:value-type="float">
            <text:p>0,1249880</text:p>
          </table:table-cell>
          <table:table-cell table:style-name="ce20" office:value-type="float" office:value="0.147011" calcext:value-type="float">
            <text:p>0,1470110</text:p>
          </table:table-cell>
          <table:table-cell table:number-columns-repeated="1015"/>
        </table:table-row>
        <table:table-row table:style-name="ro2">
          <table:table-cell table:style-name="ce13" office:value-type="float" office:value="11" calcext:value-type="float">
            <text:p>11</text:p>
          </table:table-cell>
          <table:table-cell table:style-name="ce18" office:value-type="float" office:value="0.942248" calcext:value-type="float">
            <text:p>0,9422480</text:p>
          </table:table-cell>
          <table:table-cell table:style-name="ce20" office:value-type="float" office:value="0.534144" calcext:value-type="float">
            <text:p>0,5341440</text:p>
          </table:table-cell>
          <table:table-cell table:style-name="ce20" office:value-type="float" office:value="0.266422" calcext:value-type="float">
            <text:p>0,2664220</text:p>
          </table:table-cell>
          <table:table-cell table:style-name="ce18" office:value-type="float" office:value="0.130362" calcext:value-type="float">
            <text:p>0,1303620</text:p>
          </table:table-cell>
          <table:table-cell table:style-name="ce18" office:value-type="float" office:value="0.095059" calcext:value-type="float">
            <text:p>0,0950590</text:p>
          </table:table-cell>
          <table:table-cell table:style-name="ce18" office:value-type="float" office:value="0.113002" calcext:value-type="float">
            <text:p>0,1130020</text:p>
          </table:table-cell>
          <table:table-cell table:style-name="ce20" office:value-type="float" office:value="0.127775" calcext:value-type="float">
            <text:p>0,1277750</text:p>
          </table:table-cell>
          <table:table-cell table:style-name="ce20" office:value-type="float" office:value="0.138436" calcext:value-type="float">
            <text:p>0,1384360</text:p>
          </table:table-cell>
          <table:table-cell table:number-columns-repeated="1015"/>
        </table:table-row>
        <table:table-row table:style-name="ro2">
          <table:table-cell table:style-name="ce13" office:value-type="float" office:value="12" calcext:value-type="float">
            <text:p>12</text:p>
          </table:table-cell>
          <table:table-cell table:style-name="ce18" office:value-type="float" office:value="0.941927" calcext:value-type="float">
            <text:p>0,9419270</text:p>
          </table:table-cell>
          <table:table-cell table:style-name="ce20" office:value-type="float" office:value="0.55049" calcext:value-type="float">
            <text:p>0,5504900</text:p>
          </table:table-cell>
          <table:table-cell table:style-name="ce20" office:value-type="float" office:value="0.299644" calcext:value-type="float">
            <text:p>0,2996440</text:p>
          </table:table-cell>
          <table:table-cell table:style-name="ce18" office:value-type="float" office:value="0.130351" calcext:value-type="float">
            <text:p>0,1303510</text:p>
          </table:table-cell>
          <table:table-cell table:style-name="ce18" office:value-type="float" office:value="0.096711" calcext:value-type="float">
            <text:p>0,0967110</text:p>
          </table:table-cell>
          <table:table-cell table:style-name="ce18" office:value-type="float" office:value="0.114154" calcext:value-type="float">
            <text:p>0,1141540</text:p>
          </table:table-cell>
          <table:table-cell table:style-name="ce20" office:value-type="float" office:value="0.136405" calcext:value-type="float">
            <text:p>0,1364050</text:p>
          </table:table-cell>
          <table:table-cell table:style-name="ce20" office:value-type="float" office:value="0.213945" calcext:value-type="float">
            <text:p>0,2139450</text:p>
          </table:table-cell>
          <table:table-cell table:number-columns-repeated="1015"/>
        </table:table-row>
        <table:table-row table:style-name="ro2">
          <table:table-cell table:style-name="ce13" office:value-type="float" office:value="13" calcext:value-type="float">
            <text:p>13</text:p>
          </table:table-cell>
          <table:table-cell table:style-name="ce18" office:value-type="float" office:value="0.957857" calcext:value-type="float">
            <text:p>0,9578570</text:p>
          </table:table-cell>
          <table:table-cell table:style-name="ce20" office:value-type="float" office:value="1.040502" calcext:value-type="float">
            <text:p>1,0405020</text:p>
          </table:table-cell>
          <table:table-cell table:style-name="ce20" office:value-type="float" office:value="0.299506" calcext:value-type="float">
            <text:p>0,2995060</text:p>
          </table:table-cell>
          <table:table-cell table:style-name="ce18" office:value-type="float" office:value="0.129817" calcext:value-type="float">
            <text:p>0,1298170</text:p>
          </table:table-cell>
          <table:table-cell table:style-name="ce18" office:value-type="float" office:value="0.089766" calcext:value-type="float">
            <text:p>0,0897660</text:p>
          </table:table-cell>
          <table:table-cell table:style-name="ce18" office:value-type="float" office:value="0.113115" calcext:value-type="float">
            <text:p>0,1131150</text:p>
          </table:table-cell>
          <table:table-cell table:style-name="ce20" office:value-type="float" office:value="0.173312" calcext:value-type="float">
            <text:p>0,1733120</text:p>
          </table:table-cell>
          <table:table-cell table:style-name="ce20" office:value-type="float" office:value="0.187179" calcext:value-type="float">
            <text:p>0,1871790</text:p>
          </table:table-cell>
          <table:table-cell table:number-columns-repeated="1015"/>
        </table:table-row>
        <table:table-row table:style-name="ro2">
          <table:table-cell table:style-name="ce13" office:value-type="float" office:value="14" calcext:value-type="float">
            <text:p>14</text:p>
          </table:table-cell>
          <table:table-cell table:style-name="ce18" office:value-type="float" office:value="0.948702" calcext:value-type="float">
            <text:p>0,9487020</text:p>
          </table:table-cell>
          <table:table-cell table:style-name="ce20" office:value-type="float" office:value="1.032806" calcext:value-type="float">
            <text:p>1,0328060</text:p>
          </table:table-cell>
          <table:table-cell table:style-name="ce20" office:value-type="float" office:value="0.279978" calcext:value-type="float">
            <text:p>0,2799780</text:p>
          </table:table-cell>
          <table:table-cell table:style-name="ce18" office:value-type="float" office:value="0.132166" calcext:value-type="float">
            <text:p>0,1321660</text:p>
          </table:table-cell>
          <table:table-cell table:style-name="ce18" office:value-type="float" office:value="0.085566" calcext:value-type="float">
            <text:p>0,0855660</text:p>
          </table:table-cell>
          <table:table-cell table:style-name="ce18" office:value-type="float" office:value="0.11542" calcext:value-type="float">
            <text:p>0,1154200</text:p>
          </table:table-cell>
          <table:table-cell table:style-name="ce20" office:value-type="float" office:value="0.168576" calcext:value-type="float">
            <text:p>0,1685760</text:p>
          </table:table-cell>
          <table:table-cell table:style-name="ce20" office:value-type="float" office:value="0.165843" calcext:value-type="float">
            <text:p>0,1658430</text:p>
          </table:table-cell>
          <table:table-cell table:number-columns-repeated="1015"/>
        </table:table-row>
        <table:table-row table:style-name="ro2">
          <table:table-cell table:style-name="ce13" office:value-type="float" office:value="15" calcext:value-type="float">
            <text:p>15</text:p>
          </table:table-cell>
          <table:table-cell table:style-name="ce18" office:value-type="float" office:value="0.962491" calcext:value-type="float">
            <text:p>0,9624910</text:p>
          </table:table-cell>
          <table:table-cell table:style-name="ce20" office:value-type="float" office:value="0.572256" calcext:value-type="float">
            <text:p>0,5722560</text:p>
          </table:table-cell>
          <table:table-cell table:style-name="ce20" office:value-type="float" office:value="0.281009" calcext:value-type="float">
            <text:p>0,2810090</text:p>
          </table:table-cell>
          <table:table-cell table:style-name="ce18" office:value-type="float" office:value="0.129904" calcext:value-type="float">
            <text:p>0,1299040</text:p>
          </table:table-cell>
          <table:table-cell table:style-name="ce18" office:value-type="float" office:value="0.105259" calcext:value-type="float">
            <text:p>0,1052590</text:p>
          </table:table-cell>
          <table:table-cell table:style-name="ce18" office:value-type="float" office:value="0.113832" calcext:value-type="float">
            <text:p>0,1138320</text:p>
          </table:table-cell>
          <table:table-cell table:style-name="ce20" office:value-type="float" office:value="0.114381" calcext:value-type="float">
            <text:p>0,1143810</text:p>
          </table:table-cell>
          <table:table-cell table:style-name="ce20" office:value-type="float" office:value="0.226617" calcext:value-type="float">
            <text:p>0,2266170</text:p>
          </table:table-cell>
          <table:table-cell table:number-columns-repeated="1015"/>
        </table:table-row>
        <table:table-row table:style-name="ro2">
          <table:table-cell table:style-name="ce13" office:value-type="float" office:value="16" calcext:value-type="float">
            <text:p>16</text:p>
          </table:table-cell>
          <table:table-cell table:style-name="ce18" office:value-type="float" office:value="0.945593" calcext:value-type="float">
            <text:p>0,9455930</text:p>
          </table:table-cell>
          <table:table-cell table:style-name="ce20" office:value-type="float" office:value="0.592334" calcext:value-type="float">
            <text:p>0,5923340</text:p>
          </table:table-cell>
          <table:table-cell table:style-name="ce20" office:value-type="float" office:value="0.267396" calcext:value-type="float">
            <text:p>0,2673960</text:p>
          </table:table-cell>
          <table:table-cell table:style-name="ce18" office:value-type="float" office:value="0.130515" calcext:value-type="float">
            <text:p>0,1305150</text:p>
          </table:table-cell>
          <table:table-cell table:style-name="ce18" office:value-type="float" office:value="0.106973" calcext:value-type="float">
            <text:p>0,1069730</text:p>
          </table:table-cell>
          <table:table-cell table:style-name="ce18" office:value-type="float" office:value="0.112095" calcext:value-type="float">
            <text:p>0,1120950</text:p>
          </table:table-cell>
          <table:table-cell table:style-name="ce20" office:value-type="float" office:value="0.12646" calcext:value-type="float">
            <text:p>0,1264600</text:p>
          </table:table-cell>
          <table:table-cell table:style-name="ce20" office:value-type="float" office:value="0.126019" calcext:value-type="float">
            <text:p>0,1260190</text:p>
          </table:table-cell>
          <table:table-cell table:number-columns-repeated="1015"/>
        </table:table-row>
        <table:table-row table:style-name="ro2">
          <table:table-cell table:style-name="ce13" office:value-type="float" office:value="17" calcext:value-type="float">
            <text:p>17</text:p>
          </table:table-cell>
          <table:table-cell table:style-name="ce18" office:value-type="float" office:value="0.94469" calcext:value-type="float">
            <text:p>0,9446900</text:p>
          </table:table-cell>
          <table:table-cell table:style-name="ce20" office:value-type="float" office:value="1.06635" calcext:value-type="float">
            <text:p>1,0663500</text:p>
          </table:table-cell>
          <table:table-cell table:style-name="ce20" office:value-type="float" office:value="0.237948" calcext:value-type="float">
            <text:p>0,2379480</text:p>
          </table:table-cell>
          <table:table-cell table:style-name="ce18" office:value-type="float" office:value="0.129973" calcext:value-type="float">
            <text:p>0,1299730</text:p>
          </table:table-cell>
          <table:table-cell table:style-name="ce18" office:value-type="float" office:value="0.09595" calcext:value-type="float">
            <text:p>0,0959500</text:p>
          </table:table-cell>
          <table:table-cell table:style-name="ce18" office:value-type="float" office:value="0.11068" calcext:value-type="float">
            <text:p>0,1106800</text:p>
          </table:table-cell>
          <table:table-cell table:style-name="ce20" office:value-type="float" office:value="0.128503" calcext:value-type="float">
            <text:p>0,1285030</text:p>
          </table:table-cell>
          <table:table-cell table:style-name="ce20" office:value-type="float" office:value="0.154155" calcext:value-type="float">
            <text:p>0,1541550</text:p>
          </table:table-cell>
          <table:table-cell table:number-columns-repeated="1015"/>
        </table:table-row>
        <table:table-row table:style-name="ro2">
          <table:table-cell table:style-name="ce13" office:value-type="float" office:value="18" calcext:value-type="float">
            <text:p>18</text:p>
          </table:table-cell>
          <table:table-cell table:style-name="ce18" office:value-type="float" office:value="0.938735" calcext:value-type="float">
            <text:p>0,9387350</text:p>
          </table:table-cell>
          <table:table-cell table:style-name="ce20" office:value-type="float" office:value="1.055268" calcext:value-type="float">
            <text:p>1,0552680</text:p>
          </table:table-cell>
          <table:table-cell table:style-name="ce20" office:value-type="float" office:value="0.287667" calcext:value-type="float">
            <text:p>0,2876670</text:p>
          </table:table-cell>
          <table:table-cell table:style-name="ce18" office:value-type="float" office:value="0.146398" calcext:value-type="float">
            <text:p>0,1463980</text:p>
          </table:table-cell>
          <table:table-cell table:style-name="ce18" office:value-type="float" office:value="0.090979" calcext:value-type="float">
            <text:p>0,0909790</text:p>
          </table:table-cell>
          <table:table-cell table:style-name="ce18" office:value-type="float" office:value="0.09928" calcext:value-type="float">
            <text:p>0,0992800</text:p>
          </table:table-cell>
          <table:table-cell table:style-name="ce20" office:value-type="float" office:value="0.135313" calcext:value-type="float">
            <text:p>0,1353130</text:p>
          </table:table-cell>
          <table:table-cell table:style-name="ce20" office:value-type="float" office:value="0.167194" calcext:value-type="float">
            <text:p>0,1671940</text:p>
          </table:table-cell>
          <table:table-cell table:number-columns-repeated="1015"/>
        </table:table-row>
        <table:table-row table:style-name="ro2">
          <table:table-cell table:style-name="ce13" office:value-type="float" office:value="19" calcext:value-type="float">
            <text:p>19</text:p>
          </table:table-cell>
          <table:table-cell table:style-name="ce18" office:value-type="float" office:value="0.734165" calcext:value-type="float">
            <text:p>0,7341650</text:p>
          </table:table-cell>
          <table:table-cell table:style-name="ce20" office:value-type="float" office:value="0.56587" calcext:value-type="float">
            <text:p>0,5658700</text:p>
          </table:table-cell>
          <table:table-cell table:style-name="ce20" office:value-type="float" office:value="0.2721" calcext:value-type="float">
            <text:p>0,2721000</text:p>
          </table:table-cell>
          <table:table-cell table:style-name="ce18" office:value-type="float" office:value="0.130547" calcext:value-type="float">
            <text:p>0,1305470</text:p>
          </table:table-cell>
          <table:table-cell table:style-name="ce18" office:value-type="float" office:value="0.095515" calcext:value-type="float">
            <text:p>0,0955150</text:p>
          </table:table-cell>
          <table:table-cell table:style-name="ce18" office:value-type="float" office:value="0.112315" calcext:value-type="float">
            <text:p>0,1123150</text:p>
          </table:table-cell>
          <table:table-cell table:style-name="ce20" office:value-type="float" office:value="0.141411" calcext:value-type="float">
            <text:p>0,1414110</text:p>
          </table:table-cell>
          <table:table-cell table:style-name="ce20" office:value-type="float" office:value="0.130474" calcext:value-type="float">
            <text:p>0,1304740</text:p>
          </table:table-cell>
          <table:table-cell table:number-columns-repeated="1015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8" office:value-type="float" office:value="0.754032" calcext:value-type="float">
            <text:p>0,7540320</text:p>
          </table:table-cell>
          <table:table-cell table:style-name="ce20" office:value-type="float" office:value="0.487983" calcext:value-type="float">
            <text:p>0,4879830</text:p>
          </table:table-cell>
          <table:table-cell table:style-name="ce20" office:value-type="float" office:value="0.237362" calcext:value-type="float">
            <text:p>0,2373620</text:p>
          </table:table-cell>
          <table:table-cell table:style-name="ce18" office:value-type="float" office:value="0.128507" calcext:value-type="float">
            <text:p>0,1285070</text:p>
          </table:table-cell>
          <table:table-cell table:style-name="ce18" office:value-type="float" office:value="0.094974" calcext:value-type="float">
            <text:p>0,0949740</text:p>
          </table:table-cell>
          <table:table-cell table:style-name="ce18" office:value-type="float" office:value="0.113506" calcext:value-type="float">
            <text:p>0,1135060</text:p>
          </table:table-cell>
          <table:table-cell table:style-name="ce20" office:value-type="float" office:value="0.125788" calcext:value-type="float">
            <text:p>0,1257880</text:p>
          </table:table-cell>
          <table:table-cell table:style-name="ce20" office:value-type="float" office:value="0.140001" calcext:value-type="float">
            <text:p>0,1400010</text:p>
          </table:table-cell>
          <table:table-cell table:number-columns-repeated="1015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8" office:value-type="float" office:value="0.947743" calcext:value-type="float">
            <text:p>0,9477430</text:p>
          </table:table-cell>
          <table:table-cell table:style-name="ce20" office:value-type="float" office:value="1.061051" calcext:value-type="float">
            <text:p>1,0610510</text:p>
          </table:table-cell>
          <table:table-cell table:style-name="ce20" office:value-type="float" office:value="0.286998" calcext:value-type="float">
            <text:p>0,2869980</text:p>
          </table:table-cell>
          <table:table-cell table:style-name="ce18" office:value-type="float" office:value="0.132326" calcext:value-type="float">
            <text:p>0,1323260</text:p>
          </table:table-cell>
          <table:table-cell table:style-name="ce18" office:value-type="float" office:value="0.090196" calcext:value-type="float">
            <text:p>0,0901960</text:p>
          </table:table-cell>
          <table:table-cell table:style-name="ce18" office:value-type="float" office:value="0.111438" calcext:value-type="float">
            <text:p>0,1114380</text:p>
          </table:table-cell>
          <table:table-cell table:style-name="ce20" office:value-type="float" office:value="0.166146" calcext:value-type="float">
            <text:p>0,1661460</text:p>
          </table:table-cell>
          <table:table-cell table:style-name="ce20" office:value-type="float" office:value="0.116559" calcext:value-type="float">
            <text:p>0,1165590</text:p>
          </table:table-cell>
          <table:table-cell table:number-columns-repeated="1015"/>
        </table:table-row>
        <table:table-row table:style-name="ro2">
          <table:table-cell table:style-name="ce13" office:value-type="float" office:value="22" calcext:value-type="float">
            <text:p>22</text:p>
          </table:table-cell>
          <table:table-cell table:style-name="ce18" office:value-type="float" office:value="0.946271" calcext:value-type="float">
            <text:p>0,9462710</text:p>
          </table:table-cell>
          <table:table-cell table:style-name="ce20" office:value-type="float" office:value="1.061728" calcext:value-type="float">
            <text:p>1,0617280</text:p>
          </table:table-cell>
          <table:table-cell table:style-name="ce20" office:value-type="float" office:value="0.31199" calcext:value-type="float">
            <text:p>0,3119900</text:p>
          </table:table-cell>
          <table:table-cell table:style-name="ce18" office:value-type="float" office:value="0.131437" calcext:value-type="float">
            <text:p>0,1314370</text:p>
          </table:table-cell>
          <table:table-cell table:style-name="ce18" office:value-type="float" office:value="0.096169" calcext:value-type="float">
            <text:p>0,0961690</text:p>
          </table:table-cell>
          <table:table-cell table:style-name="ce18" office:value-type="float" office:value="0.113958" calcext:value-type="float">
            <text:p>0,1139580</text:p>
          </table:table-cell>
          <table:table-cell table:style-name="ce20" office:value-type="float" office:value="0.159372" calcext:value-type="float">
            <text:p>0,1593720</text:p>
          </table:table-cell>
          <table:table-cell table:style-name="ce20" office:value-type="float" office:value="0.211888" calcext:value-type="float">
            <text:p>0,2118880</text:p>
          </table:table-cell>
          <table:table-cell table:number-columns-repeated="1015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8" office:value-type="float" office:value="0.945391" calcext:value-type="float">
            <text:p>0,9453910</text:p>
          </table:table-cell>
          <table:table-cell table:style-name="ce20" office:value-type="float" office:value="0.570246" calcext:value-type="float">
            <text:p>0,5702460</text:p>
          </table:table-cell>
          <table:table-cell table:style-name="ce20" office:value-type="float" office:value="0.298929" calcext:value-type="float">
            <text:p>0,2989290</text:p>
          </table:table-cell>
          <table:table-cell table:style-name="ce18" office:value-type="float" office:value="0.132212" calcext:value-type="float">
            <text:p>0,1322120</text:p>
          </table:table-cell>
          <table:table-cell table:style-name="ce18" office:value-type="float" office:value="0.096125" calcext:value-type="float">
            <text:p>0,0961250</text:p>
          </table:table-cell>
          <table:table-cell table:style-name="ce18" office:value-type="float" office:value="0.114057" calcext:value-type="float">
            <text:p>0,1140570</text:p>
          </table:table-cell>
          <table:table-cell table:style-name="ce20" office:value-type="float" office:value="0.120445" calcext:value-type="float">
            <text:p>0,1204450</text:p>
          </table:table-cell>
          <table:table-cell table:style-name="ce20" office:value-type="float" office:value="0.1564" calcext:value-type="float">
            <text:p>0,1564000</text:p>
          </table:table-cell>
          <table:table-cell table:number-columns-repeated="1015"/>
        </table:table-row>
        <table:table-row table:style-name="ro2">
          <table:table-cell table:style-name="ce13" office:value-type="float" office:value="24" calcext:value-type="float">
            <text:p>24</text:p>
          </table:table-cell>
          <table:table-cell table:style-name="ce18" office:value-type="float" office:value="0.953356" calcext:value-type="float">
            <text:p>0,9533560</text:p>
          </table:table-cell>
          <table:table-cell table:style-name="ce20" office:value-type="float" office:value="0.586021" calcext:value-type="float">
            <text:p>0,5860210</text:p>
          </table:table-cell>
          <table:table-cell table:style-name="ce20" office:value-type="float" office:value="0.283627" calcext:value-type="float">
            <text:p>0,2836270</text:p>
          </table:table-cell>
          <table:table-cell table:style-name="ce18" office:value-type="float" office:value="0.137288" calcext:value-type="float">
            <text:p>0,1372880</text:p>
          </table:table-cell>
          <table:table-cell table:style-name="ce18" office:value-type="float" office:value="0.095771" calcext:value-type="float">
            <text:p>0,0957710</text:p>
          </table:table-cell>
          <table:table-cell table:style-name="ce18" office:value-type="float" office:value="0.113704" calcext:value-type="float">
            <text:p>0,1137040</text:p>
          </table:table-cell>
          <table:table-cell table:style-name="ce20" office:value-type="float" office:value="0.148373" calcext:value-type="float">
            <text:p>0,1483730</text:p>
          </table:table-cell>
          <table:table-cell table:style-name="ce20" office:value-type="float" office:value="0.152077" calcext:value-type="float">
            <text:p>0,1520770</text:p>
          </table:table-cell>
          <table:table-cell table:number-columns-repeated="1015"/>
        </table:table-row>
        <table:table-row table:style-name="ro2">
          <table:table-cell table:style-name="ce13" office:value-type="float" office:value="25" calcext:value-type="float">
            <text:p>25</text:p>
          </table:table-cell>
          <table:table-cell table:style-name="ce18" office:value-type="float" office:value="0.933166" calcext:value-type="float">
            <text:p>0,9331660</text:p>
          </table:table-cell>
          <table:table-cell table:style-name="ce20" office:value-type="float" office:value="0.454519" calcext:value-type="float">
            <text:p>0,4545190</text:p>
          </table:table-cell>
          <table:table-cell table:style-name="ce20" office:value-type="float" office:value="0.301353" calcext:value-type="float">
            <text:p>0,3013530</text:p>
          </table:table-cell>
          <table:table-cell table:style-name="ce18" office:value-type="float" office:value="0.131602" calcext:value-type="float">
            <text:p>0,1316020</text:p>
          </table:table-cell>
          <table:table-cell table:style-name="ce18" office:value-type="float" office:value="0.090353" calcext:value-type="float">
            <text:p>0,0903530</text:p>
          </table:table-cell>
          <table:table-cell table:style-name="ce18" office:value-type="float" office:value="0.112556" calcext:value-type="float">
            <text:p>0,1125560</text:p>
          </table:table-cell>
          <table:table-cell table:style-name="ce20" office:value-type="float" office:value="0.165517" calcext:value-type="float">
            <text:p>0,1655170</text:p>
          </table:table-cell>
          <table:table-cell table:style-name="ce20" office:value-type="float" office:value="0.209109" calcext:value-type="float">
            <text:p>0,2091090</text:p>
          </table:table-cell>
          <table:table-cell table:number-columns-repeated="1015"/>
        </table:table-row>
        <table:table-row table:style-name="ro2">
          <table:table-cell table:style-name="ce13" office:value-type="float" office:value="26" calcext:value-type="float">
            <text:p>26</text:p>
          </table:table-cell>
          <table:table-cell table:style-name="ce18" office:value-type="float" office:value="0.948079" calcext:value-type="float">
            <text:p>0,9480790</text:p>
          </table:table-cell>
          <table:table-cell table:style-name="ce20" office:value-type="float" office:value="0.441136" calcext:value-type="float">
            <text:p>0,4411360</text:p>
          </table:table-cell>
          <table:table-cell table:style-name="ce20" office:value-type="float" office:value="0.268321" calcext:value-type="float">
            <text:p>0,2683210</text:p>
          </table:table-cell>
          <table:table-cell table:style-name="ce18" office:value-type="float" office:value="0.13269" calcext:value-type="float">
            <text:p>0,1326900</text:p>
          </table:table-cell>
          <table:table-cell table:style-name="ce18" office:value-type="float" office:value="0.091811" calcext:value-type="float">
            <text:p>0,0918110</text:p>
          </table:table-cell>
          <table:table-cell table:style-name="ce18" office:value-type="float" office:value="0.112695" calcext:value-type="float">
            <text:p>0,1126950</text:p>
          </table:table-cell>
          <table:table-cell table:style-name="ce20" office:value-type="float" office:value="0.122211" calcext:value-type="float">
            <text:p>0,1222110</text:p>
          </table:table-cell>
          <table:table-cell table:style-name="ce20" office:value-type="float" office:value="0.229407" calcext:value-type="float">
            <text:p>0,2294070</text:p>
          </table:table-cell>
          <table:table-cell table:number-columns-repeated="1015"/>
        </table:table-row>
        <table:table-row table:style-name="ro2">
          <table:table-cell table:style-name="ce13" office:value-type="float" office:value="27" calcext:value-type="float">
            <text:p>27</text:p>
          </table:table-cell>
          <table:table-cell table:style-name="ce18" office:value-type="float" office:value="0.909002" calcext:value-type="float">
            <text:p>0,9090020</text:p>
          </table:table-cell>
          <table:table-cell table:style-name="ce20" office:value-type="float" office:value="0.439896" calcext:value-type="float">
            <text:p>0,4398960</text:p>
          </table:table-cell>
          <table:table-cell table:style-name="ce20" office:value-type="float" office:value="0.288366" calcext:value-type="float">
            <text:p>0,2883660</text:p>
          </table:table-cell>
          <table:table-cell table:style-name="ce18" office:value-type="float" office:value="0.130161" calcext:value-type="float">
            <text:p>0,1301610</text:p>
          </table:table-cell>
          <table:table-cell table:style-name="ce18" office:value-type="float" office:value="0.091268" calcext:value-type="float">
            <text:p>0,0912680</text:p>
          </table:table-cell>
          <table:table-cell table:style-name="ce18" office:value-type="float" office:value="0.11317" calcext:value-type="float">
            <text:p>0,1131700</text:p>
          </table:table-cell>
          <table:table-cell table:style-name="ce20" office:value-type="float" office:value="0.15957" calcext:value-type="float">
            <text:p>0,1595700</text:p>
          </table:table-cell>
          <table:table-cell table:style-name="ce20" office:value-type="float" office:value="0.136855" calcext:value-type="float">
            <text:p>0,1368550</text:p>
          </table:table-cell>
          <table:table-cell table:number-columns-repeated="1015"/>
        </table:table-row>
        <table:table-row table:style-name="ro2">
          <table:table-cell table:style-name="ce13" office:value-type="float" office:value="28" calcext:value-type="float">
            <text:p>28</text:p>
          </table:table-cell>
          <table:table-cell table:style-name="ce18" office:value-type="float" office:value="0.939702" calcext:value-type="float">
            <text:p>0,9397020</text:p>
          </table:table-cell>
          <table:table-cell table:style-name="ce20" office:value-type="float" office:value="0.533516" calcext:value-type="float">
            <text:p>0,5335160</text:p>
          </table:table-cell>
          <table:table-cell table:style-name="ce20" office:value-type="float" office:value="0.268665" calcext:value-type="float">
            <text:p>0,2686650</text:p>
          </table:table-cell>
          <table:table-cell table:style-name="ce18" office:value-type="float" office:value="0.126662" calcext:value-type="float">
            <text:p>0,1266620</text:p>
          </table:table-cell>
          <table:table-cell table:style-name="ce18" office:value-type="float" office:value="0.095548" calcext:value-type="float">
            <text:p>0,0955480</text:p>
          </table:table-cell>
          <table:table-cell table:style-name="ce18" office:value-type="float" office:value="0.114152" calcext:value-type="float">
            <text:p>0,1141520</text:p>
          </table:table-cell>
          <table:table-cell table:style-name="ce20" office:value-type="float" office:value="0.118258" calcext:value-type="float">
            <text:p>0,1182580</text:p>
          </table:table-cell>
          <table:table-cell table:style-name="ce20" office:value-type="float" office:value="0.239129" calcext:value-type="float">
            <text:p>0,2391290</text:p>
          </table:table-cell>
          <table:table-cell table:number-columns-repeated="1015"/>
        </table:table-row>
        <table:table-row table:style-name="ro2">
          <table:table-cell table:style-name="ce13" office:value-type="float" office:value="29" calcext:value-type="float">
            <text:p>29</text:p>
          </table:table-cell>
          <table:table-cell table:style-name="ce18" office:value-type="float" office:value="0.934373" calcext:value-type="float">
            <text:p>0,9343730</text:p>
          </table:table-cell>
          <table:table-cell table:style-name="ce20" office:value-type="float" office:value="1.049222" calcext:value-type="float">
            <text:p>1,0492220</text:p>
          </table:table-cell>
          <table:table-cell table:style-name="ce20" office:value-type="float" office:value="0.2976" calcext:value-type="float">
            <text:p>0,2976000</text:p>
          </table:table-cell>
          <table:table-cell table:style-name="ce18" office:value-type="float" office:value="0.13301" calcext:value-type="float">
            <text:p>0,1330100</text:p>
          </table:table-cell>
          <table:table-cell table:style-name="ce18" office:value-type="float" office:value="0.091768" calcext:value-type="float">
            <text:p>0,0917680</text:p>
          </table:table-cell>
          <table:table-cell table:style-name="ce18" office:value-type="float" office:value="0.11328" calcext:value-type="float">
            <text:p>0,1132800</text:p>
          </table:table-cell>
          <table:table-cell table:style-name="ce20" office:value-type="float" office:value="0.139674" calcext:value-type="float">
            <text:p>0,1396740</text:p>
          </table:table-cell>
          <table:table-cell table:style-name="ce20" office:value-type="float" office:value="0.270188" calcext:value-type="float">
            <text:p>0,2701880</text:p>
          </table:table-cell>
          <table:table-cell table:number-columns-repeated="1015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8" office:value-type="float" office:value="0.930529" calcext:value-type="float">
            <text:p>0,9305290</text:p>
          </table:table-cell>
          <table:table-cell table:style-name="ce20" office:value-type="float" office:value="1.038793" calcext:value-type="float">
            <text:p>1,0387930</text:p>
          </table:table-cell>
          <table:table-cell table:style-name="ce20" office:value-type="float" office:value="0.290461" calcext:value-type="float">
            <text:p>0,2904610</text:p>
          </table:table-cell>
          <table:table-cell table:style-name="ce18" office:value-type="float" office:value="0.129865" calcext:value-type="float">
            <text:p>0,1298650</text:p>
          </table:table-cell>
          <table:table-cell table:style-name="ce18" office:value-type="float" office:value="0.10772" calcext:value-type="float">
            <text:p>0,1077200</text:p>
          </table:table-cell>
          <table:table-cell table:style-name="ce18" office:value-type="float" office:value="0.113217" calcext:value-type="float">
            <text:p>0,1132170</text:p>
          </table:table-cell>
          <table:table-cell table:style-name="ce20" office:value-type="float" office:value="0.156585" calcext:value-type="float">
            <text:p>0,1565850</text:p>
          </table:table-cell>
          <table:table-cell table:style-name="ce20" office:value-type="float" office:value="0.243878" calcext:value-type="float">
            <text:p>0,243878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ROMEDIO</text:p>
          </table:table-cell>
          <table:table-cell table:style-name="ce7" table:formula="of:=AVERAGE([.B2:.B31])" office:value-type="float" office:value="0.931363933333333" calcext:value-type="float">
            <text:p>0,93136</text:p>
          </table:table-cell>
          <table:table-cell table:style-name="ce7" table:formula="of:=AVERAGE([.C2:.C31])" office:value-type="float" office:value="0.7406912" calcext:value-type="float">
            <text:p>0,74069</text:p>
          </table:table-cell>
          <table:table-cell table:style-name="ce7" table:formula="of:=AVERAGE([.D2:.D31])" office:value-type="float" office:value="0.284000233333333" calcext:value-type="float">
            <text:p>0,28400</text:p>
          </table:table-cell>
          <table:table-cell table:style-name="ce7" table:formula="of:=AVERAGE([.E2:.E31])" office:value-type="float" office:value="0.133300233333333" calcext:value-type="float">
            <text:p>0,13330</text:p>
          </table:table-cell>
          <table:table-cell table:style-name="ce21" table:formula="of:=AVERAGE([.F2:.F31])" office:value-type="float" office:value="0.0947157333333333" calcext:value-type="float">
            <text:p>0,09472</text:p>
          </table:table-cell>
          <table:table-cell table:style-name="ce7" table:formula="of:=AVERAGE([.G2:.G31])" office:value-type="float" office:value="0.112856766666667" calcext:value-type="float">
            <text:p>0,11286</text:p>
          </table:table-cell>
          <table:table-cell table:style-name="ce7" table:formula="of:=AVERAGE([.H2:.H31])" office:value-type="float" office:value="0.142219666666667" calcext:value-type="float">
            <text:p>0,14222</text:p>
          </table:table-cell>
          <table:table-cell table:style-name="ce7" table:formula="of:=AVERAGE([.I2:.I31])" office:value-type="float" office:value="0.172466133333333" calcext:value-type="float">
            <text:p>0,17247</text:p>
          </table:table-cell>
          <table:table-cell table:number-columns-repeated="72"/>
          <table:table-cell table:style-name="ce4" table:number-columns-repeated="94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9" loext:min-decimal-places="9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3:40:38.8852908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7:37:33.048405336</meta:creation-date>
    <dc:date>2019-05-16T14:18:30.932957776</dc:date>
    <meta:editing-duration>PT56M29S</meta:editing-duration>
    <meta:editing-cycles>8</meta:editing-cycles>
    <meta:generator>LibreOffice/6.0.7.3$Linux_X86_64 LibreOffice_project/00m0$Build-3</meta:generator>
    <meta:document-statistic meta:table-count="1" meta:cell-count="2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74489d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28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minimum="0" chart:maximum="1" chart:origin="0" chart:interval-major="0.1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 chart:link-data-style-to-source="true"/>
      <style:graphic-properties svg:stroke-width="0.08cm" svg:stroke-color="#9d85be" draw:fill-color="#9d85b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svg:stroke-color="#00b274" draw:fill-color="#00b274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59cm" svg:height="13.409cm" xlink:href=".." xlink:type="simple" chart:class="chart:scatter" chart:style-name="ch1">
        <chart:legend svg:x="-0.001cm" svg:y="0cm" style:legend-expansion="custom" chartooo:width="20.759cm" chartooo:height="13.409cm" style:legend-expansion-aspect-ratio="1.54813930941905" chart:style-name="ch2"/>
        <chart:plot-area chart:style-name="ch3" table:cell-range-address="Hoja1.B1:Hoja1.I1 Hoja1.B32:Hoja1.I32" chart:data-source-has-labels="row" svg:x="0.415cm" svg:y="0.268cm" svg:width="19.929cm" svg:height="12.873cm">
          <chartooo:coordinate-region svg:x="1.883cm" svg:y="0.389cm" svg:width="18.32cm" svg:height="11.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32:Hoja1.I32" loext:label-string="icc" chart:class="chart:scatter">
            <chart:domain table:cell-range-address="Hoja1.B1:Hoja1.I1"/>
            <chart:data-point chart:repeated="4"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1</text:p>
              </table:table-cell>
              <table:table-cell office:value-type="string">
                <text:p>i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1:Hoja1.I1</svg:desc>
                </draw:g>
              </table:table-cell>
              <table:table-cell office:value-type="float" office:value="0.931363933333333">
                <text:p>0.931363933333333</text:p>
                <draw:g>
                  <svg:desc>Hoja1.B32:Hoja1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06912">
                <text:p>0.7406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84000233333333">
                <text:p>0.2840002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33300233333333">
                <text:p>0.1333002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947157333333333">
                <text:p>0.0947157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12856766666667">
                <text:p>0.1128567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42219666666667">
                <text:p>0.142219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172466133333333">
                <text:p>0.1724661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